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interrupts_get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22216" calcext:value-type="float">
            <text:p>252221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22484" calcext:value-type="float">
            <text:p>2522484</text:p>
          </table:table-cell>
          <table:table-cell table:formula="of:=[.F3]-[.F2]" office:value-type="float" office:value="268" calcext:value-type="float">
            <text:p>268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22750" calcext:value-type="float">
            <text:p>2522750</text:p>
          </table:table-cell>
          <table:table-cell table:formula="of:=[.F4]-[.F3]" office:value-type="float" office:value="266" calcext:value-type="float">
            <text:p>266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23000" calcext:value-type="float">
            <text:p>2523000</text:p>
          </table:table-cell>
          <table:table-cell table:formula="of:=[.F5]-[.F4]"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24307" calcext:value-type="float">
            <text:p>2524307</text:p>
          </table:table-cell>
          <table:table-cell table:formula="of:=[.F6]-[.F5]" office:value-type="float" office:value="1307" calcext:value-type="float">
            <text:p>1307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25684" calcext:value-type="float">
            <text:p>2525684</text:p>
          </table:table-cell>
          <table:table-cell table:formula="of:=[.F7]-[.F6]" office:value-type="float" office:value="1377" calcext:value-type="float">
            <text:p>1377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27359" calcext:value-type="float">
            <text:p>2527359</text:p>
          </table:table-cell>
          <table:table-cell table:formula="of:=[.F8]-[.F7]" office:value-type="float" office:value="1675" calcext:value-type="float">
            <text:p>1675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28552" calcext:value-type="float">
            <text:p>2528552</text:p>
          </table:table-cell>
          <table:table-cell table:formula="of:=[.F9]-[.F8]" office:value-type="float" office:value="1193" calcext:value-type="float">
            <text:p>1193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29647" calcext:value-type="float">
            <text:p>2529647</text:p>
          </table:table-cell>
          <table:table-cell table:formula="of:=[.F10]-[.F9]" office:value-type="float" office:value="1095" calcext:value-type="float">
            <text:p>1095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30713" calcext:value-type="float">
            <text:p>2530713</text:p>
          </table:table-cell>
          <table:table-cell table:formula="of:=[.F11]-[.F10]" office:value-type="float" office:value="1066" calcext:value-type="float">
            <text:p>1066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31685" calcext:value-type="float">
            <text:p>2531685</text:p>
          </table:table-cell>
          <table:table-cell table:formula="of:=[.F12]-[.F11]" office:value-type="float" office:value="972" calcext:value-type="float">
            <text:p>972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32425" calcext:value-type="float">
            <text:p>2532425</text:p>
          </table:table-cell>
          <table:table-cell table:formula="of:=[.F13]-[.F12]" office:value-type="float" office:value="740" calcext:value-type="float">
            <text:p>740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33324" calcext:value-type="float">
            <text:p>2533324</text:p>
          </table:table-cell>
          <table:table-cell table:formula="of:=[.F14]-[.F13]" office:value-type="float" office:value="899" calcext:value-type="float">
            <text:p>899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34057" calcext:value-type="float">
            <text:p>2534057</text:p>
          </table:table-cell>
          <table:table-cell table:formula="of:=[.F15]-[.F14]" office:value-type="float" office:value="733" calcext:value-type="float">
            <text:p>733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34997" calcext:value-type="float">
            <text:p>2534997</text:p>
          </table:table-cell>
          <table:table-cell table:formula="of:=[.F16]-[.F15]" office:value-type="float" office:value="940" calcext:value-type="float">
            <text:p>940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35706" calcext:value-type="float">
            <text:p>2535706</text:p>
          </table:table-cell>
          <table:table-cell table:formula="of:=[.F17]-[.F16]" office:value-type="float" office:value="709" calcext:value-type="float">
            <text:p>709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36327" calcext:value-type="float">
            <text:p>2536327</text:p>
          </table:table-cell>
          <table:table-cell table:formula="of:=[.F18]-[.F17]" office:value-type="float" office:value="621" calcext:value-type="float">
            <text:p>621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37304" calcext:value-type="float">
            <text:p>2537304</text:p>
          </table:table-cell>
          <table:table-cell table:formula="of:=[.F19]-[.F18]" office:value-type="float" office:value="977" calcext:value-type="float">
            <text:p>977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38370" calcext:value-type="float">
            <text:p>2538370</text:p>
          </table:table-cell>
          <table:table-cell table:formula="of:=[.F20]-[.F19]" office:value-type="float" office:value="1066" calcext:value-type="float">
            <text:p>1066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39228" calcext:value-type="float">
            <text:p>2539228</text:p>
          </table:table-cell>
          <table:table-cell table:formula="of:=[.F21]-[.F20]" office:value-type="float" office:value="858" calcext:value-type="float">
            <text:p>858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39943" calcext:value-type="float">
            <text:p>2539943</text:p>
          </table:table-cell>
          <table:table-cell table:formula="of:=[.F22]-[.F21]" office:value-type="float" office:value="715" calcext:value-type="float">
            <text:p>715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40700" calcext:value-type="float">
            <text:p>2540700</text:p>
          </table:table-cell>
          <table:table-cell table:formula="of:=[.F23]-[.F22]" office:value-type="float" office:value="757" calcext:value-type="float">
            <text:p>757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41715" calcext:value-type="float">
            <text:p>2541715</text:p>
          </table:table-cell>
          <table:table-cell table:formula="of:=[.F24]-[.F23]" office:value-type="float" office:value="1015" calcext:value-type="float">
            <text:p>1015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42550" calcext:value-type="float">
            <text:p>2542550</text:p>
          </table:table-cell>
          <table:table-cell table:formula="of:=[.F25]-[.F24]" office:value-type="float" office:value="835" calcext:value-type="float">
            <text:p>835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43503" calcext:value-type="float">
            <text:p>2543503</text:p>
          </table:table-cell>
          <table:table-cell table:formula="of:=[.F26]-[.F25]" office:value-type="float" office:value="953" calcext:value-type="float">
            <text:p>953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44327" calcext:value-type="float">
            <text:p>2544327</text:p>
          </table:table-cell>
          <table:table-cell table:formula="of:=[.F27]-[.F26]" office:value-type="float" office:value="824" calcext:value-type="float">
            <text:p>824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45347" calcext:value-type="float">
            <text:p>2545347</text:p>
          </table:table-cell>
          <table:table-cell table:formula="of:=[.F28]-[.F27]" office:value-type="float" office:value="1020" calcext:value-type="float">
            <text:p>1020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46136" calcext:value-type="float">
            <text:p>2546136</text:p>
          </table:table-cell>
          <table:table-cell table:formula="of:=[.F29]-[.F28]" office:value-type="float" office:value="789" calcext:value-type="float">
            <text:p>789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47120" calcext:value-type="float">
            <text:p>2547120</text:p>
          </table:table-cell>
          <table:table-cell table:formula="of:=[.F30]-[.F29]" office:value-type="float" office:value="984" calcext:value-type="float">
            <text:p>984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548091" calcext:value-type="float">
            <text:p>2548091</text:p>
          </table:table-cell>
          <table:table-cell table:formula="of:=[.F31]-[.F30]" office:value-type="float" office:value="971" calcext:value-type="float">
            <text:p>971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nd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74470" calcext:value-type="float">
            <text:p>2474470</text:p>
          </table:table-cell>
          <table:table-cell table:number-columns-repeated="4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75044" calcext:value-type="float">
            <text:p>2475044</text:p>
          </table:table-cell>
          <table:table-cell table:formula="of:=[.F3]-[.F2]" office:value-type="float" office:value="574" calcext:value-type="float">
            <text:p>574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75795" calcext:value-type="float">
            <text:p>2475795</text:p>
          </table:table-cell>
          <table:table-cell table:formula="of:=[.F4]-[.F3]" office:value-type="float" office:value="751" calcext:value-type="float">
            <text:p>751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76478" calcext:value-type="float">
            <text:p>2476478</text:p>
          </table:table-cell>
          <table:table-cell table:formula="of:=[.F5]-[.F4]" office:value-type="float" office:value="683" calcext:value-type="float">
            <text:p>683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77419" calcext:value-type="float">
            <text:p>2477419</text:p>
          </table:table-cell>
          <table:table-cell table:formula="of:=[.F6]-[.F5]" office:value-type="float" office:value="941" calcext:value-type="float">
            <text:p>941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78320" calcext:value-type="float">
            <text:p>2478320</text:p>
          </table:table-cell>
          <table:table-cell table:formula="of:=[.F7]-[.F6]" office:value-type="float" office:value="901" calcext:value-type="float">
            <text:p>901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79176" calcext:value-type="float">
            <text:p>2479176</text:p>
          </table:table-cell>
          <table:table-cell table:formula="of:=[.F8]-[.F7]" office:value-type="float" office:value="856" calcext:value-type="float">
            <text:p>856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79950" calcext:value-type="float">
            <text:p>2479950</text:p>
          </table:table-cell>
          <table:table-cell table:formula="of:=[.F9]-[.F8]" office:value-type="float" office:value="774" calcext:value-type="float">
            <text:p>774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0825" calcext:value-type="float">
            <text:p>2480825</text:p>
          </table:table-cell>
          <table:table-cell table:formula="of:=[.F10]-[.F9]" office:value-type="float" office:value="875" calcext:value-type="float">
            <text:p>875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1694" calcext:value-type="float">
            <text:p>2481694</text:p>
          </table:table-cell>
          <table:table-cell table:formula="of:=[.F11]-[.F10]" office:value-type="float" office:value="869" calcext:value-type="float">
            <text:p>869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2443" calcext:value-type="float">
            <text:p>2482443</text:p>
          </table:table-cell>
          <table:table-cell table:formula="of:=[.F12]-[.F11]" office:value-type="float" office:value="749" calcext:value-type="float">
            <text:p>749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3132" calcext:value-type="float">
            <text:p>2483132</text:p>
          </table:table-cell>
          <table:table-cell table:formula="of:=[.F13]-[.F12]" office:value-type="float" office:value="689" calcext:value-type="float">
            <text:p>689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3931" calcext:value-type="float">
            <text:p>2483931</text:p>
          </table:table-cell>
          <table:table-cell table:formula="of:=[.F14]-[.F13]" office:value-type="float" office:value="799" calcext:value-type="float">
            <text:p>799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4581" calcext:value-type="float">
            <text:p>2484581</text:p>
          </table:table-cell>
          <table:table-cell table:formula="of:=[.F15]-[.F14]" office:value-type="float" office:value="650" calcext:value-type="float">
            <text:p>650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5178" calcext:value-type="float">
            <text:p>2485178</text:p>
          </table:table-cell>
          <table:table-cell table:formula="of:=[.F16]-[.F15]" office:value-type="float" office:value="597" calcext:value-type="float">
            <text:p>597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5799" calcext:value-type="float">
            <text:p>2485799</text:p>
          </table:table-cell>
          <table:table-cell table:formula="of:=[.F17]-[.F16]" office:value-type="float" office:value="621" calcext:value-type="float">
            <text:p>621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6336" calcext:value-type="float">
            <text:p>2486336</text:p>
          </table:table-cell>
          <table:table-cell table:formula="of:=[.F18]-[.F17]" office:value-type="float" office:value="537" calcext:value-type="float">
            <text:p>537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6996" calcext:value-type="float">
            <text:p>2486996</text:p>
          </table:table-cell>
          <table:table-cell table:formula="of:=[.F19]-[.F18]" office:value-type="float" office:value="660" calcext:value-type="float">
            <text:p>660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7896" calcext:value-type="float">
            <text:p>2487896</text:p>
          </table:table-cell>
          <table:table-cell table:formula="of:=[.F20]-[.F19]" office:value-type="float" office:value="900" calcext:value-type="float">
            <text:p>900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8897" calcext:value-type="float">
            <text:p>2488897</text:p>
          </table:table-cell>
          <table:table-cell table:formula="of:=[.F21]-[.F20]" office:value-type="float" office:value="1001" calcext:value-type="float">
            <text:p>1001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89925" calcext:value-type="float">
            <text:p>2489925</text:p>
          </table:table-cell>
          <table:table-cell table:formula="of:=[.F22]-[.F21]" office:value-type="float" office:value="1028" calcext:value-type="float">
            <text:p>1028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91012" calcext:value-type="float">
            <text:p>2491012</text:p>
          </table:table-cell>
          <table:table-cell table:formula="of:=[.F23]-[.F22]" office:value-type="float" office:value="1087" calcext:value-type="float">
            <text:p>1087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92175" calcext:value-type="float">
            <text:p>2492175</text:p>
          </table:table-cell>
          <table:table-cell table:formula="of:=[.F24]-[.F23]" office:value-type="float" office:value="1163" calcext:value-type="float">
            <text:p>1163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93098" calcext:value-type="float">
            <text:p>2493098</text:p>
          </table:table-cell>
          <table:table-cell table:formula="of:=[.F25]-[.F24]" office:value-type="float" office:value="923" calcext:value-type="float">
            <text:p>923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93745" calcext:value-type="float">
            <text:p>2493745</text:p>
          </table:table-cell>
          <table:table-cell table:formula="of:=[.F26]-[.F25]" office:value-type="float" office:value="647" calcext:value-type="float">
            <text:p>647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94377" calcext:value-type="float">
            <text:p>2494377</text:p>
          </table:table-cell>
          <table:table-cell table:formula="of:=[.F27]-[.F26]" office:value-type="float" office:value="632" calcext:value-type="float">
            <text:p>632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95061" calcext:value-type="float">
            <text:p>2495061</text:p>
          </table:table-cell>
          <table:table-cell table:formula="of:=[.F28]-[.F27]" office:value-type="float" office:value="684" calcext:value-type="float">
            <text:p>684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95921" calcext:value-type="float">
            <text:p>2495921</text:p>
          </table:table-cell>
          <table:table-cell table:formula="of:=[.F29]-[.F28]" office:value-type="float" office:value="860" calcext:value-type="float">
            <text:p>860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96864" calcext:value-type="float">
            <text:p>2496864</text:p>
          </table:table-cell>
          <table:table-cell table:formula="of:=[.F30]-[.F29]" office:value-type="float" office:value="943" calcext:value-type="float">
            <text:p>943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number-columns-repeated="3"/>
          <table:table-cell office:value-type="float" office:value="2497782" calcext:value-type="float">
            <text:p>2497782</text:p>
          </table:table-cell>
          <table:table-cell table:formula="of:=[.F31]-[.F30]" office:value-type="float" office:value="918" calcext:value-type="float">
            <text:p>918</text:p>
          </table:table-cell>
          <table:table-cell table:number-columns-repeated="3"/>
          <table:table-cell office:value-type="string" calcext:value-type="string">
            <text:p>dummy</text:p>
          </table:table-cell>
          <table:table-cell/>
          <table:table-cell office:value-type="string" calcext:value-type="string">
            <text:p>ath9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2T17:07:32.409660358</dc:date>
    <meta:editing-duration>PT3M40S</meta:editing-duration>
    <meta:editing-cycles>1</meta:editing-cycles>
    <meta:document-statistic meta:table-count="2" meta:cell-count="301" meta:object-count="0"/>
    <meta:generator>LibreOffice/5.1.4.2$Linux_X86_64 LibreOffice_project/10m0$Build-2</meta:generator>
  </office:meta>
</office:document-meta>
</file>